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L REFERENCES REGARDING PROJECT :-</text:span></text:p>
      <text:p text:style-name="P2"><text:span text:style-name="T2"/></text:p>
      <text:p text:style-name="P2"><text:span text:style-name="T2"/></text:p>
      <text:p text:style-name="P2"><text:span text:style-name="T2">1. Slow Motion </text:span></text:p>
      <text:p text:style-name="P2"><text:a xlink:href="https://www.codespeedy.com/creating-a-slow-motion-video-using-opencv-in-python/"><text:span text:style-name="T3">https://www.codespeedy.com/creating-a-slow-motion-video-using-opencv-in-python/</text:span></text:a><text:span text:style-name="T4"/></text:p>
      <text:p text:style-name="P2"><text:span text:style-name="T4"/></text:p>
      <text:p text:style-name="P2"><text:span text:style-name="T4">2. Changing frame perspective</text:span></text:p>
      <text:p text:style-name="P2"><text:span text:style-name="T4"/></text:p>
      <text:p text:style-name="P2"><text:a xlink:href="https://www.tutscode.net/2"><text:span text:style-name="T5">https://www.tutscode.net/2</text:span></text:a><text:span text:style-name="T6"/></text:p>
      <text:p text:style-name="P2"><text:span text:style-name="T6">020/04/how-to-change-perspective-image-with.html</text:span></text:p>
      <text:p text:style-name="P2"><text:span text:style-name="T6"/></text:p>
      <text:p text:style-name="P2"><text:span text:style-name="T6">3. Object Recognition</text:span></text:p>
      <text:p text:style-name="P2"><text:a xlink:href="https://www.geeksforgeeks.org/detect-an-object-with-opencv-python/"><text:span text:style-name="T7">https://www.geeksforgeeks.org/detect-an-object-with-opencv-python/</text:span></text:a><text:span text:style-name="T8"/></text:p>
      <text:p text:style-name="P2"><text:span text:style-name="T8"/></text:p>
      <text:p text:style-name="P2"><text:span text:style-name="T8"/></text:p>
      <text:p text:style-name="P2"><text:span text:style-name="T8">4. Increasing pixel </text:span></text:p>
      <text:p text:style-name="P2"><text:a xlink:href="https://github.com/abhishek305/Opencv-HDR-demo/blob/master/hdr.py"><text:span text:style-name="T9">https://github.com/abhishek305/Opencv-HDR-demo/blob/master/hdr.py</text:span></text:a><text:span text:style-name="T10"/></text:p>
      <text:p text:style-name="P2"><text:span text:style-name="T10"/></text:p>
      <text:p text:style-name="P2"><text:span text:style-name="T10"/></text:p>
      <text:p text:style-name="P2"><text:span text:style-name="T10">5. Blur </text:span></text:p>
      <text:p text:style-name="P2"><text:a xlink:href="https://github.com/maponti/imageprocessing_course_icmc/blob/master/05b_restoration_deconvolution.ipynb"><text:span text:style-name="T11">https://github.com/maponti/imageprocessing_course_icmc/blob/master/05b_restoration_deconvolution.ipynb</text:span></text:a><text:span text:style-name="T12"/></text:p>
      <text:p text:style-name="P2"><text:span text:style-name="T12"/></text:p>
      <text:p text:style-name="P2"><text:span text:style-name="T12"/></text:p>
      <text:p text:style-name="P2"><text:span text:style-name="T12">6. Text recognition</text:span></text:p>
      <text:p text:style-name="P2"><text:span text:style-name="T12"/></text:p>
      <text:p text:style-name="P2"><text:a xlink:href="https://www.geeksforgeeks.org/text-detection-and-extraction-using-opencv-and-ocr/"><text:span text:style-name="T13">https://www.geeksforgeeks.org/text-detection-and-extraction-using-opencv-and-ocr/</text:span></text:a><text:span text:style-name="T14"/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